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91e" officeooo:paragraph-rsid="0002b91e"/>
    </style:style>
    <style:style style:name="P2" style:family="paragraph" style:parent-style-name="Standard">
      <style:text-properties officeooo:rsid="0002b91e" officeooo:paragraph-rsid="0002f315"/>
    </style:style>
    <style:style style:name="P3" style:family="paragraph" style:parent-style-name="Standard">
      <style:text-properties officeooo:paragraph-rsid="0002b91e"/>
    </style:style>
    <style:style style:name="P4" style:family="paragraph" style:parent-style-name="Standard">
      <style:text-properties fo:font-weight="bold" officeooo:rsid="0002b91e" officeooo:paragraph-rsid="0002b91e" style:font-weight-asian="bold" style:font-weight-complex="bold"/>
    </style:style>
    <style:style style:name="P5" style:family="paragraph" style:parent-style-name="Standard">
      <style:text-properties fo:font-weight="bold" officeooo:rsid="0002b91e" officeooo:paragraph-rsid="00046a8c" style:font-weight-asian="bold" style:font-weight-complex="bold"/>
    </style:style>
    <style:style style:name="P6" style:family="paragraph" style:parent-style-name="Standard">
      <style:text-properties fo:font-weight="bold" officeooo:rsid="0002f315" officeooo:paragraph-rsid="0002f315" style:font-weight-asian="bold" style:font-weight-complex="bold"/>
    </style:style>
    <style:style style:name="P7" style:family="paragraph" style:parent-style-name="Standard">
      <style:text-properties fo:font-weight="bold" officeooo:rsid="00046a8c" officeooo:paragraph-rsid="00046a8c" style:font-weight-asian="bold" style:font-weight-complex="bold"/>
    </style:style>
    <style:style style:name="P8" style:family="paragraph" style:parent-style-name="Standard">
      <style:text-properties fo:font-weight="normal" officeooo:rsid="0002f315" officeooo:paragraph-rsid="0002f315" style:font-weight-asian="normal" style:font-weight-complex="normal"/>
    </style:style>
    <style:style style:name="P9" style:family="paragraph" style:parent-style-name="Standard">
      <style:text-properties fo:font-weight="normal" officeooo:rsid="00046a8c" officeooo:paragraph-rsid="00046a8c" style:font-weight-asian="normal" style:font-weight-complex="normal"/>
    </style:style>
    <style:style style:name="P10" style:family="paragraph" style:parent-style-name="Standard">
      <style:text-properties officeooo:rsid="0002b91e" officeooo:paragraph-rsid="0002b91e"/>
    </style:style>
    <style:style style:name="P11" style:family="paragraph" style:parent-style-name="Standard">
      <style:text-properties fo:font-weight="normal" officeooo:rsid="0002f315" officeooo:paragraph-rsid="0002f315" style:font-weight-asian="normal" style:font-weight-complex="normal"/>
    </style:style>
    <style:style style:name="P12" style:family="paragraph" style:parent-style-name="Standard">
      <style:text-properties fo:font-weight="normal" officeooo:rsid="000653b1" officeooo:paragraph-rsid="000653b1" style:font-weight-asian="normal" style:font-weight-complex="normal"/>
    </style:style>
    <style:style style:name="P13" style:family="paragraph" style:parent-style-name="Standard">
      <style:text-properties officeooo:paragraph-rsid="0008a2fe"/>
    </style:style>
    <style:style style:name="P14" style:family="paragraph" style:parent-style-name="Standard">
      <style:text-properties officeooo:paragraph-rsid="00046a8c"/>
    </style:style>
    <style:style style:name="T1" style:family="text">
      <style:text-properties fo:font-weight="normal" style:font-weight-asian="normal" style:font-weight-complex="normal"/>
    </style:style>
    <style:style style:name="T2" style:family="text">
      <style:text-properties fo:font-weight="normal" officeooo:rsid="00046a8c" style:font-weight-asian="normal" style:font-weight-complex="normal"/>
    </style:style>
    <style:style style:name="T3" style:family="text">
      <style:text-properties fo:font-weight="normal" officeooo:rsid="0008a2fe" style:font-weight-asian="normal" style:font-weight-complex="normal"/>
    </style:style>
    <style:style style:name="T4" style:family="text">
      <style:text-properties officeooo:rsid="00046a8c"/>
    </style:style>
    <style:style style:name="T5" style:family="text">
      <style:text-properties officeooo:rsid="000653b1"/>
    </style:style>
    <style:style style:name="T6" style:family="text">
      <style:text-properties officeooo:rsid="0008a2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tential tools usable for measuring the performance of ARJS:</text:p>
      <text:p text:style-name="P1"/>
      <text:p text:style-name="P1">Vanilla ARJS:</text:p>
      <text:p text:style-name="P1"/>
      <text:p text:style-name="P4">Time <text:span text:style-name="T4">it takes to </text:span>process <text:span text:style-name="T4">one frame</text:span></text:p>
      <text:p text:style-name="P1">To measure the average time between processing a frame and loading the model we use functions to measure the current time and the time after processing. The return value is the total amount of time in ms, in the console. Possibly running a n-variable amount of iterations to see what the average process time is.</text:p>
      <text:p text:style-name="P3"/>
      <text:p text:style-name="P6">CPU Temperature</text:p>
      <text:p text:style-name="P8">A tool such as CPU monitor might be used to measure the temperature of the CPU during execution.<text:span text:style-name="T6">[1]</text:span></text:p>
      <text:p text:style-name="P3"/>
      <text:p text:style-name="P6">Battery Temperature<text:line-break/><text:span text:style-name="T1">A tool such as Battery Temperature can be used to measure the battery temperature over a fixed interval.</text:span><text:span text:style-name="T3">[2]</text:span></text:p>
      <text:p text:style-name="P8"/>
      <text:p text:style-name="P7">Runtime performance analysis</text:p>
      <text:p text:style-name="P9">Chrome’s devtools can be used to analyse which functions take the most time, whether are problems to be found within the javascript code. The time it takes for each section of the execution from start to end can also be determined and proportionalized.<text:span text:style-name="T6">[3]</text:span></text:p>
      <text:p text:style-name="P3"/>
      <text:p text:style-name="P1">Upgraded ARJS:</text:p>
      <text:p text:style-name="P1"/>
      <text:p text:style-name="P1"/>
      <text:p text:style-name="P5">Time <text:span text:style-name="T4">it takes to </text:span>process <text:span text:style-name="T4">one frame</text:span></text:p>
      <text:p text:style-name="P1">To measure the average time between processing a frame and loading the model we use functions to measure the current time before sending a frame to the server, and the time after receiving a message from the server with coordinates. This return value is the round trip time in ms, once again over an n-variable amount of processing iterations, to determine what the average process time is.</text:p>
      <text:p text:style-name="P1"/>
      <text:p text:style-name="P6">CPU Temperature</text:p>
      <text:p text:style-name="P14"><text:span text:style-name="T2">A tool such as CPU monitor might be used to measure the temperature of the CPU during execution., on the client side. However, for the CPU temperature on the server side a tool such as CPU-Z</text:span><text:span text:style-name="T3">[4] </text:span><text:span text:style-name="T2">could be used. However, this might deem not to be accurate, as the computer’s temperature is not only affected by the browser’s utilization.</text:span></text:p>
      <text:p text:style-name="P2"/>
      <text:p text:style-name="P6">Battery Temperature<text:line-break/><text:span text:style-name="T1">A tool such as Battery Temperature can be used to measure the battery temperature over a fixed interval, </text:span><text:span text:style-name="T2">on the client side. The battery temperature on the server side is not really relevant, </text:span><text:span text:style-name="T3">in my opinion.</text:span></text:p>
      <text:p text:style-name="P8"/>
      <text:p text:style-name="P7">Runtime performance analysis</text:p>
      <text:p text:style-name="P9">Chrome’s devtools can be used to analyse which functions take the most time, whether are problems to be found within the javascript code. The time it takes for each section of the execution from start to end can also be determined and proportionalized.</text:p>
      <text:p text:style-name="P9"/>
      <text:p text:style-name="P9"/>
      <text:p text:style-name="P9"/>
      <text:p text:style-name="P9"/>
      <text:p text:style-name="P9"/>
      <text:p text:style-name="P9"><text:soft-page-break/></text:p>
      <text:p text:style-name="P7">NOTE: CPU Usage on both Vanilla ARJS and Upgraded ARJS</text:p>
      <text:p text:style-name="P9">In the case of CPU usage, Chrome does not have a natural API which exactly gives how much CPU is being used from execution. This means that the only way we could effectively measure CPU usage is to use tools such as Task manager to determine what the % Cpu usage is for the tab on for example the server side. In the case of the client side, we could use CPU-Z once again to see the overall CPU usage of the android device. </text:p>
      <text:p text:style-name="P9"/>
      <text:p text:style-name="P9"/>
      <text:p text:style-name="P7">Different metrics that could be measured:</text:p>
      <text:p text:style-name="P9">No hashing vs Iterative Hashing versus Coordinate hashing performance</text:p>
      <text:p text:style-name="P9">Vanilla ARJS performance versus Upgraded ARJS performance <text:span text:style-name="T5">(Heat, Process Time, CPU Usage, etc)</text:span></text:p>
      <text:p text:style-name="P12">Bonus: Base64 encoding at the client side versus sending the whole frame as image data through WebRTC</text:p>
      <text:p text:style-name="P12"/>
      <text:p text:style-name="P13"><text:span text:style-name="T3">[1] </text:span><text:a xlink:type="simple" xlink:href="https://play.google.com/store/apps/details?id=com.glgjing.stark&amp;hl=en" text:style-name="Internet_20_link" text:visited-style-name="Visited_20_Internet_20_Link">https://play.google.com/store/apps/details?id=com.glgjing.stark&amp;hl=en</text:a></text:p>
      <text:p text:style-name="P13"><text:span text:style-name="T3">[2] </text:span><text:a xlink:type="simple" xlink:href="https://play.google.com/store/apps/details?id=com.simplesmartapps.emmanuelpastor.batterytemperature&amp;hl=nl" text:style-name="Internet_20_link" text:visited-style-name="Visited_20_Internet_20_Link">https://play.google.com/store/apps/details?id=com.simplesmartapps.emmanuelpastor.batterytemperature&amp;hl=nl</text:a></text:p>
      <text:p text:style-name="P13"><text:span text:style-name="T6">[3] </text:span><text:a xlink:type="simple" xlink:href="https://developers.google.com/web/tools/chrome-devtools" text:style-name="Internet_20_link" text:visited-style-name="Visited_20_Internet_20_Link">https://developers.google.com/web/tools/chrome-devtools</text:a></text:p>
      <text:p text:style-name="P13"><text:span text:style-name="T3">[4] </text:span><text:a xlink:type="simple" xlink:href="https://www.cpuid.com/softwares/cpu-z.html" text:style-name="Internet_20_link" text:visited-style-name="Visited_20_Internet_20_Link">https://www.cpuid.com/softwares/cpu-z.html</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07T16:34:24.472319591</meta:creation-date>
    <dc:date>2020-07-07T17:52:34.888120904</dc:date>
    <meta:editing-duration>PT1H4M47S</meta:editing-duration>
    <meta:editing-cycles>4</meta:editing-cycles>
    <meta:generator>LibreOffice/6.4.4.2$Linux_X86_64 LibreOffice_project/40$Build-2</meta:generator>
    <meta:document-statistic meta:table-count="0" meta:image-count="0" meta:object-count="0" meta:page-count="2" meta:paragraph-count="27" meta:word-count="527" meta:character-count="3307" meta:non-whitespace-character-count="2806"/>
  </office:meta>
</office:document-meta>
</file>